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  <style:font-face style:name="ヒラギノ明朝 Pro W3" svg:font-family="'ヒラギノ明朝 Pro W3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020379"/>
    </style:style>
    <style:style style:name="T2" style:family="text">
      <style:text-properties officeooo:rsid="0003b404"/>
    </style:style>
    <style:style style:name="T3" style:family="text">
      <style:text-properties officeooo:rsid="0004f2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of <text:span text:style-name="T1">OpenDocument </text:span><text:span text:style-name="T3">Text </text:span><text:span text:style-name="T2">1.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  <style:font-face style:name="ヒラギノ明朝 Pro W3" svg:font-family="'ヒラギノ明朝 Pro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ヒラギノ明朝 Pro W3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Liberation Serif1" fo:font-size="12pt" fo:language="en" fo:country="US" style:font-name-asian="unifon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unifont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FreeSans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9T14:37:56</meta:creation-date>
    <meta:editing-cycles>4</meta:editing-cycles>
    <meta:editing-duration>P2171DT9H34M40S</meta:editing-duration>
    <meta:generator>LibreOffice/3.3$Unix OpenOffice.org_project/330m9$Build-1</meta:generator>
    <dc:date>2010-12-19T15:04:38</dc:date>
    <meta:document-statistic meta:table-count="0" meta:image-count="0" meta:object-count="0" meta:page-count="1" meta:paragraph-count="1" meta:word-count="5" meta:character-count="31"/>
  </office:meta>
</office:document-meta>
</file>